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ewsGothic" svg:font-family="NewsGothic" style:font-family-generic="roman" svg:panose-1="0 0 0 0 0 0 0 0 0 0"/>
    <style:font-face style:name="Tahoma" svg:font-family="Tahom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15in" text:min-label-width="0.25in" text:list-level-position-and-space-mode="label-alignment">
          <style:list-level-label-alignment text:label-followed-by="listtab" fo:margin-left="0.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5in" text:min-label-width="0.25in" text:list-level-position-and-space-mode="label-alignment">
          <style:list-level-label-alignment text:label-followed-by="listtab" fo:margin-left="0.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75in" text:min-label-width="0.125in" text:list-level-position-and-space-mode="label-alignment">
          <style:list-level-label-alignment text:label-followed-by="listtab" fo:margin-left="1.4in" fo:text-indent="-0.125in"/>
        </style:list-level-properties>
      </text:list-level-style-number>
      <text:list-level-style-number text:level="4" style:num-suffix="." style:num-format="1">
        <style:list-level-properties text:space-before="1.65in" text:min-label-width="0.25in" text:list-level-position-and-space-mode="label-alignment">
          <style:list-level-label-alignment text:label-followed-by="listtab" fo:margin-left="1.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5in" text:min-label-width="0.25in" text:list-level-position-and-space-mode="label-alignment">
          <style:list-level-label-alignment text:label-followed-by="listtab" fo:margin-left="2.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75in" text:min-label-width="0.125in" text:list-level-position-and-space-mode="label-alignment">
          <style:list-level-label-alignment text:label-followed-by="listtab" fo:margin-left="2.9in" fo:text-indent="-0.125in"/>
        </style:list-level-properties>
      </text:list-level-style-number>
      <text:list-level-style-number text:level="7" style:num-suffix="." style:num-format="1">
        <style:list-level-properties text:space-before="3.15in" text:min-label-width="0.25in" text:list-level-position-and-space-mode="label-alignment">
          <style:list-level-label-alignment text:label-followed-by="listtab" fo:margin-left="3.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5in" text:min-label-width="0.25in" text:list-level-position-and-space-mode="label-alignment">
          <style:list-level-label-alignment text:label-followed-by="listtab" fo:margin-left="3.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75in" text:min-label-width="0.125in" text:list-level-position-and-space-mode="label-alignment">
          <style:list-level-label-alignment text:label-followed-by="listtab" fo:margin-left="4.4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style:font-name="Times New Roman" style:font-name-complex="Times New Roman" fo:color="#000000" fo:font-size="14pt" style:font-size-asian="14pt" style:font-size-complex="16.5pt" fo:background-color="#F5FFFA"/>
    </style:style>
    <style:style style:name="T5" style:parent-style-name="DefaultParagraphFont" style:family="text">
      <style:text-properties style:font-name="Times New Roman" style:font-name-complex="Times New Roman" fo:color="#000000" fo:font-size="14pt" style:font-size-asian="14pt" style:font-size-complex="16.5pt" fo:background-color="#F5FFFA"/>
    </style:style>
    <style:style style:name="P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ListParagraph" style:list-style-name="LFO1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ListParagraph" style:list-style-name="LFO1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ListParagraph" style:list-style-name="LFO3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ListParagraph" style:list-style-name="LFO3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ListParagraph" style:list-style-name="LFO4" style:family="paragraph">
      <style:text-properties fo:font-weight="bold" style:font-weight-asian="bold" style:font-weight-complex="bold" fo:font-size="16pt" style:font-size-asian="16pt" style:font-size-complex="16pt"/>
    </style:style>
    <style:style style:name="P35" style:parent-style-name="ListParagraph" style:list-style-name="LFO4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1" style:parent-style-name="ListParagraph" style:list-style-name="LFO5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ListParagraph" style:list-style-name="LFO5" style:family="paragraph">
      <style:text-properties fo:font-weight="bold" style:font-weight-asian="bold" style:font-weight-complex="bold" fo:font-size="16pt" style:font-size-asian="16pt" style:font-size-complex="16pt"/>
    </style:style>
    <style:style style:name="P4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4" style:parent-style-name="NormalWeb" style:family="paragraph">
      <style:paragraph-properties fo:background-color="#FFFFFF"/>
    </style:style>
    <style:style style:name="T4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6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47" style:parent-style-name="NormalWeb" style:family="paragraph">
      <style:paragraph-properties fo:background-color="#FFFFFF"/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48" style:parent-style-name="NormalWeb" style:family="paragraph">
      <style:paragraph-properties fo:background-color="#FFFFFF"/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49" style:parent-style-name="NormalWeb" style:family="paragraph">
      <style:paragraph-properties fo:background-color="#FFFFFF"/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50" style:parent-style-name="NormalWeb" style:family="paragraph">
      <style:paragraph-properties fo:background-color="#FFFFFF"/>
    </style:style>
    <style:style style:name="T51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52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53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54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55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56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57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58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59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60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61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62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63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64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65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66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67" style:parent-style-name="NormalWeb" style:family="paragraph">
      <style:paragraph-properties fo:background-color="#FFFFFF"/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68" style:parent-style-name="NormalWeb" style:family="paragraph">
      <style:paragraph-properties fo:background-color="#FFFFFF"/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69" style:parent-style-name="NormalWeb" style:family="paragraph">
      <style:paragraph-properties fo:background-color="#FFFFFF"/>
    </style:style>
    <style:style style:name="T70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71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72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73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74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75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76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77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78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79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80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81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82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83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84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85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86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87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88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89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90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91" style:parent-style-name="NormalWeb" style:list-style-name="LFO6" style:family="paragraph">
      <style:paragraph-properties fo:background-color="#FFFFFF"/>
    </style:style>
    <style:style style:name="T92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93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94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95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96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97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98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99" style:parent-style-name="NormalWeb" style:list-style-name="LFO6" style:family="paragraph">
      <style:paragraph-properties fo:background-color="#FFFFFF"/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100" style:parent-style-name="NormalWeb" style:family="paragraph">
      <style:paragraph-properties fo:background-color="#FFFFFF"/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101" style:parent-style-name="NormalWeb" style:family="paragraph">
      <style:paragraph-properties fo:background-color="#FFFFFF"/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102" style:parent-style-name="NormalWeb" style:family="paragraph">
      <style:paragraph-properties fo:background-color="#FFFFFF"/>
    </style:style>
    <style:style style:name="T103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104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105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106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107" style:parent-style-name="NormalWeb" style:family="paragraph">
      <style:paragraph-properties fo:background-color="#FFFFFF"/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108" style:parent-style-name="NormalWeb" style:family="paragraph">
      <style:paragraph-properties fo:background-color="#FFFFFF"/>
    </style:style>
    <style:style style:name="T109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110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111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112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113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114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115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116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117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118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119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120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121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122" style:parent-style-name="NormalWeb" style:list-style-name="LFO7" style:family="paragraph">
      <style:paragraph-properties fo:background-color="#FFFFFF"/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P123" style:parent-style-name="NormalWeb" style:list-style-name="LFO7" style:family="paragraph">
      <style:paragraph-properties fo:background-color="#FFFFFF"/>
    </style:style>
    <style:style style:name="T124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125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  <style:style style:name="T126" style:parent-style-name="DefaultParagraphFont" style:family="text">
      <style:text-properties style:font-name="Tahoma" style:font-name-complex="Tahoma" fo:font-weight="bold" style:font-weight-asian="bold" style:font-weight-complex="bold" fo:color="#000000" fo:font-size="13pt" style:font-size-asian="13pt" style:font-size-complex="13pt"/>
    </style:style>
    <style:style style:name="T127" style:parent-style-name="DefaultParagraphFont" style:family="text">
      <style:text-properties style:font-name="NewsGothic" fo:font-weight="bold" style:font-weight-asian="bold" style:font-weight-complex="bold" fo:color="#000000" fo:font-size="13pt" style:font-size-asian="13pt" style:font-size-complex="13pt"/>
    </style:style>
  </office:automatic-styles>
  <office:body>
    <office:text text:use-soft-page-breaks="true">
      <text:p text:style-name="P1"><text:span text:style-name="T2">01</text:span><text:span text:style-name="T3">-</text:span><text:span text:style-name="T4"><text:s/>A maioria dos seres vivos atuais obtém energia por meio da respiração celular, também chamada respiração aeróbica por utilizar o oxigênio atmosférico. Esse tipo de respiração compõe-se de três etapas: glicólise, ciclo de Krebs e cadeia respiratória. Indique corretamente em quais compartimentos da célula ocorrem, respectivamente, as diferentes etapas da respiração</text:span><text:span text:style-name="T5">.</text:span></text:p>
      <text:p text:style-name="P6"/>
      <text:p text:style-name="P7"/>
      <text:p text:style-name="P8">02-<text:s/>é um processo que ocorre<text:s/></text:p>
      <text:p text:style-name="P9">nas células, e por causa dela a energia contida em<text:s/></text:p>
      <text:p text:style-name="P10">substância alimentares é transferida para moléculas<text:s/></text:p>
      <text:p text:style-name="P11">de ATP e nelas armazenadas.</text:p>
      <text:list text:style-name="LFO1" text:continue-numbering="true">
        <text:list-item>
          <text:p text:style-name="P12">Glicose<text:s/><text:s text:c="32"/>C)<text:s/>Respiração Celular</text:p>
        </text:list-item>
        <text:list-item>
          <text:p text:style-name="P13">Fosforização<text:s text:c="23"/>D)<text:s/>oxidação de<text:s/>piruvato</text:p>
        </text:list-item>
      </text:list>
      <text:p text:style-name="P14"/>
      <text:p text:style-name="P15"/>
      <text:p text:style-name="P16">03-<text:s/>o principal processo celular que produz<text:s/></text:p>
      <text:p text:style-name="P17">ATP e o mais conhecido, é a respiração celular, que<text:s/></text:p>
      <text:p text:style-name="P18">ocorre na célula, do citoplasma para a mitocôndria. A<text:s/></text:p>
      <text:p text:style-name="P19">respiração celular ocorre em vários prossesos.<text:s/>De Acordo com a tabela estudada<text:s/>no site, marque a opção Que<text:s/>NÃO Indica um desses processos.<text:s/></text:p>
      <text:p text:style-name="P20"/>
      <text:p text:style-name="P21">A)<text:s/>Glicose<text:s/><text:s text:c="42"/>C)<text:s/>Glicólise</text:p>
      <text:p text:style-name="P22">B)<text:s/>oxidação de<text:s/>piruvato<text:s text:c="18"/>D)<text:s/>Ciclo de<text:s/>Krebs<text:s/></text:p>
      <text:p text:style-name="P23"/>
      <text:p text:style-name="P24"/>
      <text:p text:style-name="P25">04-<text:s/>É a síntese da maior parte do ATP produzida na<text:s/></text:p>
      <text:p text:style-name="P26">respiração aeróbica ocorre na transferência de<text:s/></text:p>
      <text:p text:style-name="P27">elétrons de hidrogênio das moléculas de NADH e<text:s/></text:p>
      <text:p text:style-name="P28">FADH2.<text:s/>Essa afirmação refere-se<text:s/></text:p>
      <text:p text:style-name="P29"/>
      <text:list text:style-name="LFO3" text:continue-numbering="true">
        <text:list-item>
          <text:p text:style-name="P30">Fosforização<text:s/><text:s text:c="25"/>C)<text:s/>preservação das florestas</text:p>
        </text:list-item>
        <text:list-item>
          <text:p text:style-name="P31">Ciclo de Krebs <text:s text:c="22"/>D)<text:s/>Morte do chaves<text:s/></text:p>
        </text:list-item>
      </text:list>
      <text:p text:style-name="P32"/>
      <text:p text:style-name="P33">05-<text:s/>No Site Lido<text:s/>, Foi<text:s/>Falado as seguintes expressões<text:s/>: “CONHECIDO COMO OS PULMÕES DO MUNDO"<text:s/>e “Sumidouros de carbono"<text:s/>. A Quem Se Refere Essas Expressão:</text:p>
      <text:list text:style-name="LFO4" text:continue-numbering="true">
        <text:list-item>
          <text:p text:style-name="P34">Selva <text:s text:c="35"/>C)<text:s/>Animais<text:s/></text:p>
        </text:list-item>
        <text:list-item>
          <text:p text:style-name="P35">Florestas<text:s/><text:s text:c="28"/>D)<text:s/>Humanos<text:s/></text:p>
        </text:list-item>
      </text:list>
      <text:p text:style-name="P36"/>
      <text:p text:style-name="P37">06-<text:s/>Após a glicólise, Esse<text:s/>processo<text:s/>é transportado para<text:s/></text:p>
      <text:p text:style-name="P38">a mitocôndria, onde é convertido em um composto<text:s/></text:p>
      <text:p text:style-name="P39">chamado de acetil-CoA. De Que Processo Estamos falando :</text:p>
      <text:p text:style-name="P40"/>
      <text:list text:style-name="LFO5" text:continue-numbering="true">
        <text:list-item>
          <text:p text:style-name="P41">Ciclo de Krebs<text:s/><text:s text:c="13"/>C) Diabetes<text:s/></text:p>
        </text:list-item>
        <text:list-item>
          <text:p text:style-name="P42">Glicose<text:s/><text:s text:c="26"/>D)<text:s/>oxidação de<text:s/>piruvato<text:s/></text:p>
        </text:list-item>
      </text:list>
      <text:p text:style-name="P43"/>
      <text:p text:style-name="P44"><text:span text:style-name="T45">07-<text:s/></text:span><text:span text:style-name="T46">Assinale a alternativa correta quanto à respiração celular.</text:span></text:p>
      <text:p text:style-name="P47">a)<text:s/>é transportado para a mitocôndria, onde é convertido em um composto chamado de acetil-CoA</text:p>
      <text:p text:style-name="P48">b)<text:s/>É utilizado no transporte ativo da célula,<text:s/><text:s/>esses é Um Proceso<text:s/>utilizado<text:s/>na<text:s/>respiração<text:s/>celular.</text:p>
      <text:p text:style-name="P49">c)<text:s/>quebra as moléculas de glicose em duas moléculas de piruvato,</text:p>
      <text:p text:style-name="P50"><text:span text:style-name="T51">d)<text:s/></text:span><text:span text:style-name="T52">maior parte do ATP produzida na</text:span><text:span text:style-name="T53"><text:s/>r</text:span><text:span text:style-name="T54">espira</text:span><text:span text:style-name="T55">çã</text:span><text:span text:style-name="T56">o aer</text:span><text:span text:style-name="T57">ó</text:span><text:span text:style-name="T58">bica ocorre na transfer</text:span><text:span text:style-name="T59">ê</text:span><text:span text:style-name="T60">ncia de el</text:span><text:span text:style-name="T61">é</text:span><text:span text:style-name="T62">trons de hidrog</text:span><text:span text:style-name="T63">ê</text:span><text:span text:style-name="T64">nio das mol</text:span><text:span text:style-name="T65">é</text:span><text:span text:style-name="T66">culas de NADH e<text:s/></text:span></text:p>
      <text:p text:style-name="P67">FADH2.</text:p>
      <text:p text:style-name="P68"/>
      <text:p text:style-name="P69"><text:span text:style-name="T70">08-</text:span><text:span text:style-name="T71">Ness</text:span><text:span text:style-name="T72">e processo<text:s/></text:span><text:span text:style-name="T73">a rea</text:span><text:span text:style-name="T74">çã</text:span><text:span text:style-name="T75">o forma-se o AcetilCoA, cada mol</text:span><text:span text:style-name="T76">é</text:span><text:span text:style-name="T77">cula de AcetilCoA reage com uma mol</text:span><text:span text:style-name="T78">é</text:span><text:span text:style-name="T79">cula de oxalac</text:span><text:span text:style-name="T80">é</text:span><text:span text:style-name="T81">tico, onde<text:s/></text:span><text:span text:style-name="T82">é</text:span><text:span text:style-name="T83"><text:s/>liberada a coenzima A formando<text:s/></text:span><text:span text:style-name="T84">á</text:span><text:span text:style-name="T85">cido c</text:span><text:span text:style-name="T86">í</text:span><text:span text:style-name="T87">trico, nessa rea</text:span><text:span text:style-name="T88">çã</text:span><text:span text:style-name="T89">o ocorre em um ciclo de oito</text:span><text:span text:style-name="T90"><text:s/>reações. Estamos Falando de<text:s/></text:span></text:p>
      <text:list text:style-name="LFO6" text:continue-numbering="true">
        <text:list-item>
          <text:p text:style-name="P91"><text:span text:style-name="T92">Glic</text:span><text:span text:style-name="T93">ó</text:span><text:span text:style-name="T94">lise</text:span><text:span text:style-name="T95"><text:s text:c="23"/></text:span><text:span text:style-name="T96"><text:s text:c="10"/></text:span><text:span text:style-name="T97"><text:s text:c="3"/>C)<text:s/></text:span><text:span text:style-name="T98">Glicose<text:s/></text:span></text:p>
        </text:list-item>
        <text:list-item>
          <text:p text:style-name="P99">Oxidação<text:s/>De <text:s/>piruvato<text:s/><text:s text:c="9"/><text:s/>D) Ciclo de Krebs</text:p>
        </text:list-item>
      </text:list>
      <text:p text:style-name="P100">09- Qual Desses Processos No Foi<text:s/>Citado<text:s/>No Site Lido</text:p>
      <text:p text:style-name="P101"><text:s/>A)Diabetes<text:s text:c="25"/>C) Respiração Celular<text:s/></text:p>
      <text:p text:style-name="P102"><text:span text:style-name="T103">B)<text:s/></text:span><text:span text:style-name="T104">fosforiza</text:span><text:span text:style-name="T105">çã</text:span><text:span text:style-name="T106">o <text:s text:c="17"/>D) Glicose<text:s/></text:span></text:p>
      <text:p text:style-name="P107"/>
      <text:p text:style-name="P108"><text:span text:style-name="T109">10-<text:s/></text:span><text:span text:style-name="T110"><text:s/>Durante<text:s/></text:span><text:span text:style-name="T111">Um ciclo, os<text:s/></text:span><text:span text:style-name="T112"><text:s/>el</text:span><text:span text:style-name="T113">é</text:span><text:span text:style-name="T114">trons de alta energia e<text:s/></text:span><text:span text:style-name="T115">í</text:span><text:span text:style-name="T116">ons de H+ s</text:span><text:span text:style-name="T117">ã</text:span><text:span text:style-name="T118">o captados por mol</text:span><text:span text:style-name="T119">é</text:span><text:span text:style-name="T120">culas de NAD+, que se transforma em NADH.</text:span><text:span text:style-name="T121"><text:s/>De Que ciclo estamos falando<text:s/></text:span></text:p>
      <text:list text:style-name="LFO7" text:continue-numbering="true">
        <text:list-item>
          <text:p text:style-name="P122">Ciclo De Amizades da peppa pig<text:s/><text:s text:c="7"/>C) ciclo de glicose</text:p>
        </text:list-item>
        <text:list-item>
          <text:p text:style-name="P123"><text:span text:style-name="T124">Ciclo de Krebs <text:s text:c="41"/>D) Ciclo De<text:s/></text:span><text:span text:style-name="T125">Fosforiza</text:span><text:span text:style-name="T126">çã</text:span><text:span text:style-name="T127">o 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ewsGothic" svg:font-family="NewsGothic" style:font-family-generic="roman" svg:panose-1="0 0 0 0 0 0 0 0 0 0"/>
    <style:font-face style:name="Tahoma" svg:font-family="Tahom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15in" text:min-label-width="0.25in" text:list-level-position-and-space-mode="label-alignment">
          <style:list-level-label-alignment text:label-followed-by="listtab" fo:margin-left="0.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5in" text:min-label-width="0.25in" text:list-level-position-and-space-mode="label-alignment">
          <style:list-level-label-alignment text:label-followed-by="listtab" fo:margin-left="0.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75in" text:min-label-width="0.125in" text:list-level-position-and-space-mode="label-alignment">
          <style:list-level-label-alignment text:label-followed-by="listtab" fo:margin-left="1.4in" fo:text-indent="-0.125in"/>
        </style:list-level-properties>
      </text:list-level-style-number>
      <text:list-level-style-number text:level="4" style:num-suffix="." style:num-format="1">
        <style:list-level-properties text:space-before="1.65in" text:min-label-width="0.25in" text:list-level-position-and-space-mode="label-alignment">
          <style:list-level-label-alignment text:label-followed-by="listtab" fo:margin-left="1.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5in" text:min-label-width="0.25in" text:list-level-position-and-space-mode="label-alignment">
          <style:list-level-label-alignment text:label-followed-by="listtab" fo:margin-left="2.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75in" text:min-label-width="0.125in" text:list-level-position-and-space-mode="label-alignment">
          <style:list-level-label-alignment text:label-followed-by="listtab" fo:margin-left="2.9in" fo:text-indent="-0.125in"/>
        </style:list-level-properties>
      </text:list-level-style-number>
      <text:list-level-style-number text:level="7" style:num-suffix="." style:num-format="1">
        <style:list-level-properties text:space-before="3.15in" text:min-label-width="0.25in" text:list-level-position-and-space-mode="label-alignment">
          <style:list-level-label-alignment text:label-followed-by="listtab" fo:margin-left="3.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5in" text:min-label-width="0.25in" text:list-level-position-and-space-mode="label-alignment">
          <style:list-level-label-alignment text:label-followed-by="listtab" fo:margin-left="3.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75in" text:min-label-width="0.125in" text:list-level-position-and-space-mode="label-alignment">
          <style:list-level-label-alignment text:label-followed-by="listtab" fo:margin-left="4.4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unalima789012@gmail.com</meta:initial-creator>
    <dc:creator>brunalima789012@gmail.com</dc:creator>
    <meta:creation-date>2021-06-13T13:22:00Z</meta:creation-date>
    <dc:date>2021-06-13T13:22:00Z</dc:date>
    <meta:template xlink:href="Normal.dotm" xlink:type="simple"/>
    <meta:editing-cycles>85</meta:editing-cycles>
    <meta:editing-duration>PT3780S</meta:editing-duration>
    <meta:document-statistic meta:page-count="1" meta:paragraph-count="6" meta:word-count="473" meta:character-count="3166" meta:row-count="22" meta:non-whitespace-character-count="2699"/>
  </office:meta>
</office:document-meta>
</file>